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62996">
            <text:p>62996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60967">
            <text:p>60967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58355">
            <text:p>58355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56259">
            <text:p>56259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54881">
            <text:p>54881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53755">
            <text:p>53755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51493">
            <text:p>51493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49724">
            <text:p>49724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47412">
            <text:p>47412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45086">
            <text:p>45086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42659">
            <text:p>42659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40945">
            <text:p>40945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39753">
            <text:p>39753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37411">
            <text:p>37411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34827">
            <text:p>34827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32734">
            <text:p>32734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30262">
            <text:p>30262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27870">
            <text:p>27870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26086">
            <text:p>26086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24342">
            <text:p>24342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22333">
            <text:p>22333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20255">
            <text:p>20255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18270">
            <text:p>18270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16191">
            <text:p>16191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13894">
            <text:p>13894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12375">
            <text:p>12375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10855">
            <text:p>10855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9246">
            <text:p>9246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7921">
            <text:p>7921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6501">
            <text:p>6501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5367">
            <text:p>5367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4192">
            <text:p>4192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3420">
            <text:p>3420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2731">
            <text:p>2731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2265">
            <text:p>2265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1316">
            <text:p>1316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1:01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26:35.46</meta:creation-date>
    <dc:date>2020-05-01T21:01:00.39</dc:date>
    <meta:editing-duration>PT35S</meta:editing-duration>
    <meta:editing-cycles>1</meta:editing-cycles>
    <meta:generator>OpenOffice/4.1.2$Win32 OpenOffice.org_project/412m3$Build-9782</meta:generator>
    <meta:document-statistic meta:table-count="3" meta:cell-count="200" meta:object-count="0"/>
  </office:meta>
</office:document-meta>
</file>